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6.622cm" fo:min-width="14.572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722cm" fo:min-width="3.672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38cm" fo:min-width="4.388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38cm" fo:min-width="4.788cm" fo:padding-top="0.139cm" fo:padding-bottom="0.139cm" fo:padding-left="0.264cm" fo:padding-right="0.264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319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722cm" fo:min-width="3.172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38cm" fo:min-width="3.388cm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4.422cm" fo:min-width="14.572cm" fo:padding-top="0.139cm" fo:padding-bottom="0.139cm" fo:padding-left="0.264cm" fo:padding-right="0.2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8pt" style:font-size-asian="8pt" style:font-size-complex="8pt" style:text-overline-style="solid" style:text-overline-width="auto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fo:font-size="8pt" style:font-size-asian="8pt" style:font-size-complex="8pt" style:text-overline-style="none" style:text-overline-color="font-colo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style:font-size-asian="8pt" style:font-size-complex="8pt" style:text-overline-style="solid" style:text-overline-width="auto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8pt" style:font-size-asian="8pt" style:font-size-complex="8pt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5.1cm" svg:height="6.9cm" svg:x="2.2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cm" svg:height="1cm" svg:x="2.2cm" svg:y="3.6cm">
          <text:p text:style-name="P2"><text:span text:style-name="T1">CheckSudokuMethod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1cm" svg:height="1.9cm" svg:x="7.4cm" svg:y="4.95cm">
          <text:p text:style-name="P2"><text:span text:style-name="T2">checkSudokuCorrectn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5cm" svg:height="1.9cm" svg:x="2.7cm" svg:y="7.2cm">
          <text:p text:style-name="P2"><text:span text:style-name="T2">checkHorizontalCorrectn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15cm" svg:height="0.15cm" svg:x="5.45cm" svg:y="7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5cm" svg:height="0.15cm" svg:x="12.5cm" svg:y="5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5cm" svg:height="0.15cm" svg:x="9.85cm" svg:y="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2.6cm" svg:height="0.569cm" svg:x="7.7cm" svg:y="9.031cm">
          <draw:text-box>
            <text:p><text:span text:style-name="T3">boxesChannel</text:span></text:p>
          </draw:text-box>
        </draw:frame>
        <draw:frame draw:style-name="gr6" draw:text-style-name="P7" draw:layer="layout" svg:width="2.8cm" svg:height="0.569cm" svg:x="4.8cm" svg:y="5.346cm">
          <draw:text-box>
            <text:p><text:span text:style-name="T4">horizontalChannel</text:span></text:p>
          </draw:text-box>
        </draw:frame>
        <draw:frame draw:style-name="gr6" draw:text-style-name="P7" draw:layer="layout" svg:width="2.6cm" svg:height="0.569cm" svg:x="12.4cm" svg:y="5.4cm">
          <draw:text-box>
            <text:p><text:span text:style-name="T4">verticalChannel</text:span></text:p>
          </draw:text-box>
        </draw:frame>
        <draw:custom-shape draw:style-name="gr4" draw:text-style-name="P4" draw:layer="layout" svg:width="5.5cm" svg:height="1.9cm" svg:x="11.4cm" svg:y="7.207cm">
          <text:p text:style-name="P2"><text:span text:style-name="T2">checkVerticalCorrectn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15cm" svg:height="0.15cm" svg:x="14.15cm" svg:y="7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.5cm" svg:height="1.9cm" svg:x="7.1cm" svg:y="9.5cm">
          <text:p text:style-name="P2"><text:span text:style-name="T2">checkBoxesCorrectn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15cm" svg:height="0.15cm" svg:x="9.85cm" svg:y="9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5cm" svg:height="0.15cm" svg:x="7.255cm" svg:y="5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2.8cm" svg:height="0.569cm" svg:x="2.9cm" svg:y="6.7cm">
          <draw:text-box>
            <text:p><text:span text:style-name="T3">horizontalChannel</text:span></text:p>
          </draw:text-box>
        </draw:frame>
        <draw:frame draw:style-name="gr6" draw:text-style-name="P6" draw:layer="layout" svg:width="2.6cm" svg:height="0.569cm" svg:x="14.2cm" svg:y="6.731cm">
          <draw:text-box>
            <text:p><text:span text:style-name="T3">verticalChannel</text:span></text:p>
          </draw:text-box>
        </draw:frame>
        <draw:frame draw:style-name="gr6" draw:text-style-name="P7" draw:layer="layout" svg:width="2.4cm" svg:height="0.569cm" svg:x="7.7cm" svg:y="6.791cm">
          <draw:text-box>
            <text:p><text:span text:style-name="T4">boxesChannel</text:span></text:p>
          </draw:text-box>
        </draw:frame>
        <draw:line draw:style-name="gr7" draw:text-style-name="P8" draw:layer="layout" svg:x1="9.915cm" svg:y1="6.9cm" svg:x2="9.915cm" svg:y2="9.4cm">
          <text:p/>
        </draw:line>
        <draw:line draw:style-name="gr7" draw:text-style-name="P8" draw:layer="layout" svg:x1="14.23cm" svg:y1="5.93cm" svg:x2="14.23cm" svg:y2="7.23cm">
          <text:p/>
        </draw:line>
        <draw:line draw:style-name="gr7" draw:text-style-name="P8" draw:layer="layout" svg:x1="5.53cm" svg:y1="5.915cm" svg:x2="5.53cm" svg:y2="7.115cm">
          <text:p/>
        </draw:line>
        <draw:line draw:style-name="gr7" draw:text-style-name="P8" draw:layer="layout" svg:x1="7.33cm" svg:y1="5.915cm" svg:x2="5.53cm" svg:y2="5.915cm">
          <text:p/>
        </draw:line>
        <draw:line draw:style-name="gr7" draw:text-style-name="P8" draw:layer="layout" svg:x1="14.23cm" svg:y1="5.93cm" svg:x2="12.63cm" svg:y2="5.93cm">
          <text:p/>
        </draw:line>
        <draw:custom-shape draw:style-name="gr1" draw:text-style-name="P1" draw:layer="layout" svg:width="15.1cm" svg:height="6.9cm" svg:x="2.2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cm" svg:height="1cm" svg:x="2.2cm" svg:y="12cm">
          <text:p text:style-name="P2"><text:span text:style-name="T1">NakedPair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1cm" svg:height="1.9cm" svg:x="7.4cm" svg:y="13.35cm">
          <text:p text:style-name="P2"><text:span text:style-name="T2">findNakedPai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5cm" svg:height="1.9cm" svg:x="2.7cm" svg:y="15.6cm">
          <text:p text:style-name="P2"><text:span text:style-name="T2">findHorizontalNakedPai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15cm" svg:height="0.15cm" svg:x="5.45cm" svg:y="15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5cm" svg:height="0.15cm" svg:x="12.5cm" svg:y="14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5cm" svg:height="0.15cm" svg:x="9.85cm" svg:y="1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2.6cm" svg:height="0.569cm" svg:x="7.7cm" svg:y="17.431cm">
          <draw:text-box>
            <text:p><text:span text:style-name="T3">boxesChannel</text:span></text:p>
          </draw:text-box>
        </draw:frame>
        <draw:frame draw:style-name="gr6" draw:text-style-name="P7" draw:layer="layout" svg:width="2.8cm" svg:height="0.569cm" svg:x="4.8cm" svg:y="13.746cm">
          <draw:text-box>
            <text:p><text:span text:style-name="T4">horizontalChannel</text:span></text:p>
          </draw:text-box>
        </draw:frame>
        <draw:frame draw:style-name="gr6" draw:text-style-name="P7" draw:layer="layout" svg:width="2.6cm" svg:height="0.569cm" svg:x="12.4cm" svg:y="13.8cm">
          <draw:text-box>
            <text:p><text:span text:style-name="T4">verticalChannel</text:span></text:p>
          </draw:text-box>
        </draw:frame>
        <draw:custom-shape draw:style-name="gr4" draw:text-style-name="P4" draw:layer="layout" svg:width="5.5cm" svg:height="1.9cm" svg:x="11.4cm" svg:y="15.607cm">
          <text:p text:style-name="P2"><text:span text:style-name="T2">findVerticalNakedPai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15cm" svg:height="0.15cm" svg:x="14.15cm" svg:y="15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.5cm" svg:height="1.9cm" svg:x="7.1cm" svg:y="17.9cm">
          <text:p text:style-name="P2"><text:span text:style-name="T2">findBoxesNakedPai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15cm" svg:height="0.15cm" svg:x="9.85cm" svg:y="17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5cm" svg:height="0.15cm" svg:x="7.255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2.8cm" svg:height="0.569cm" svg:x="2.9cm" svg:y="15.1cm">
          <draw:text-box>
            <text:p><text:span text:style-name="T3">horizontalChannel</text:span></text:p>
          </draw:text-box>
        </draw:frame>
        <draw:frame draw:style-name="gr6" draw:text-style-name="P6" draw:layer="layout" svg:width="2.6cm" svg:height="0.569cm" svg:x="14.2cm" svg:y="15.131cm">
          <draw:text-box>
            <text:p><text:span text:style-name="T3">verticalChannel</text:span></text:p>
          </draw:text-box>
        </draw:frame>
        <draw:frame draw:style-name="gr6" draw:text-style-name="P7" draw:layer="layout" svg:width="2.4cm" svg:height="0.569cm" svg:x="7.7cm" svg:y="15.191cm">
          <draw:text-box>
            <text:p><text:span text:style-name="T4">boxesChannel</text:span></text:p>
          </draw:text-box>
        </draw:frame>
        <draw:line draw:style-name="gr7" draw:text-style-name="P8" draw:layer="layout" svg:x1="9.915cm" svg:y1="15.3cm" svg:x2="9.915cm" svg:y2="17.8cm">
          <text:p/>
        </draw:line>
        <draw:line draw:style-name="gr7" draw:text-style-name="P8" draw:layer="layout" svg:x1="14.23cm" svg:y1="14.33cm" svg:x2="14.23cm" svg:y2="15.63cm">
          <text:p/>
        </draw:line>
        <draw:line draw:style-name="gr7" draw:text-style-name="P8" draw:layer="layout" svg:x1="5.53cm" svg:y1="14.315cm" svg:x2="5.53cm" svg:y2="15.515cm">
          <text:p/>
        </draw:line>
        <draw:line draw:style-name="gr7" draw:text-style-name="P8" draw:layer="layout" svg:x1="7.33cm" svg:y1="14.315cm" svg:x2="5.53cm" svg:y2="14.315cm">
          <text:p/>
        </draw:line>
        <draw:line draw:style-name="gr7" draw:text-style-name="P8" draw:layer="layout" svg:x1="14.23cm" svg:y1="14.33cm" svg:x2="12.63cm" svg:y2="14.33cm">
          <text:p/>
        </draw:line>
        <draw:custom-shape draw:style-name="gr1" draw:text-style-name="P1" draw:layer="layout" svg:width="15.1cm" svg:height="6.9cm" svg:x="2.2cm" svg:y="2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cm" svg:height="1cm" svg:x="2.2cm" svg:y="20.4cm">
          <text:p text:style-name="P2"><text:span text:style-name="T1">NakedTripl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1cm" svg:height="1.9cm" svg:x="7.4cm" svg:y="21.75cm">
          <text:p text:style-name="P2"><text:span text:style-name="T2">findNakedTrip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5cm" svg:height="1.9cm" svg:x="2.7cm" svg:y="24cm">
          <text:p text:style-name="P2"><text:span text:style-name="T2">findHorizontalNakedTrip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15cm" svg:height="0.15cm" svg:x="5.45cm" svg:y="23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5cm" svg:height="0.15cm" svg:x="12.5cm" svg:y="22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5cm" svg:height="0.15cm" svg:x="9.85cm" svg:y="23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2.6cm" svg:height="0.569cm" svg:x="7.7cm" svg:y="25.831cm">
          <draw:text-box>
            <text:p><text:span text:style-name="T3">boxesChannel</text:span></text:p>
          </draw:text-box>
        </draw:frame>
        <draw:frame draw:style-name="gr6" draw:text-style-name="P7" draw:layer="layout" svg:width="2.8cm" svg:height="0.569cm" svg:x="4.8cm" svg:y="22.146cm">
          <draw:text-box>
            <text:p><text:span text:style-name="T4">horizontalChannel</text:span></text:p>
          </draw:text-box>
        </draw:frame>
        <draw:frame draw:style-name="gr6" draw:text-style-name="P7" draw:layer="layout" svg:width="2.6cm" svg:height="0.569cm" svg:x="12.4cm" svg:y="22.2cm">
          <draw:text-box>
            <text:p><text:span text:style-name="T4">verticalChannel</text:span></text:p>
          </draw:text-box>
        </draw:frame>
        <draw:custom-shape draw:style-name="gr4" draw:text-style-name="P4" draw:layer="layout" svg:width="5.5cm" svg:height="1.9cm" svg:x="11.4cm" svg:y="24.007cm">
          <text:p text:style-name="P2"><text:span text:style-name="T2">findVerticalNakedTrip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15cm" svg:height="0.15cm" svg:x="14.15cm" svg:y="23.8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.5cm" svg:height="1.9cm" svg:x="7.1cm" svg:y="26.3cm">
          <text:p text:style-name="P2"><text:span text:style-name="T2">findBoxesNakedTrip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15cm" svg:height="0.15cm" svg:x="9.85cm" svg:y="26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5cm" svg:height="0.15cm" svg:x="7.255cm" svg:y="2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2.8cm" svg:height="0.569cm" svg:x="2.9cm" svg:y="23.5cm">
          <draw:text-box>
            <text:p><text:span text:style-name="T3">horizontalChannel</text:span></text:p>
          </draw:text-box>
        </draw:frame>
        <draw:frame draw:style-name="gr6" draw:text-style-name="P6" draw:layer="layout" svg:width="2.6cm" svg:height="0.569cm" svg:x="14.2cm" svg:y="23.531cm">
          <draw:text-box>
            <text:p><text:span text:style-name="T3">verticalChannel</text:span></text:p>
          </draw:text-box>
        </draw:frame>
        <draw:frame draw:style-name="gr6" draw:text-style-name="P7" draw:layer="layout" svg:width="2.4cm" svg:height="0.569cm" svg:x="7.7cm" svg:y="23.591cm">
          <draw:text-box>
            <text:p><text:span text:style-name="T4">boxesChannel</text:span></text:p>
          </draw:text-box>
        </draw:frame>
        <draw:line draw:style-name="gr7" draw:text-style-name="P8" draw:layer="layout" svg:x1="9.915cm" svg:y1="23.7cm" svg:x2="9.915cm" svg:y2="26.2cm">
          <text:p/>
        </draw:line>
        <draw:line draw:style-name="gr7" draw:text-style-name="P8" draw:layer="layout" svg:x1="14.23cm" svg:y1="22.73cm" svg:x2="14.23cm" svg:y2="24.03cm">
          <text:p/>
        </draw:line>
        <draw:line draw:style-name="gr7" draw:text-style-name="P8" draw:layer="layout" svg:x1="5.53cm" svg:y1="22.715cm" svg:x2="5.53cm" svg:y2="23.915cm">
          <text:p/>
        </draw:line>
        <draw:line draw:style-name="gr7" draw:text-style-name="P8" draw:layer="layout" svg:x1="7.33cm" svg:y1="22.715cm" svg:x2="5.53cm" svg:y2="22.715cm">
          <text:p/>
        </draw:line>
        <draw:line draw:style-name="gr7" draw:text-style-name="P8" draw:layer="layout" svg:x1="14.23cm" svg:y1="22.73cm" svg:x2="12.63cm" svg:y2="22.73cm">
          <text:p/>
        </draw:line>
      </draw:page>
      <draw:page draw:name="page2" draw:style-name="dp1" draw:master-page-name="Predefinito">
        <draw:custom-shape draw:style-name="gr1" draw:text-style-name="P1" draw:layer="layout" svg:width="15.1cm" svg:height="6.9cm" svg:x="1.8cm" svg:y="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7cm" svg:height="1cm" svg:x="1.8cm" svg:y="1.6cm">
          <text:p text:style-name="P2"><text:span text:style-name="T1">BruteForceMethod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1cm" svg:height="1.9cm" svg:x="2.1cm" svg:y="2.9cm">
          <text:p text:style-name="P2"><text:span text:style-name="T2">bruteForceSolv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4.1cm" svg:height="1.9cm" svg:x="6.2cm" svg:y="5.2cm">
          <text:p text:style-name="P2"><text:span text:style-name="T2">searchSol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15cm" svg:height="0.15cm" svg:x="6.03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5cm" svg:height="0.15cm" svg:x="7.75cm" svg:y="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5cm" svg:height="0.15cm" svg:x="6.2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5cm" svg:height="0.15cm" svg:x="4.15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8" draw:layer="layout" svg:x1="7.8cm" svg:y1="4cm" svg:x2="7.8cm" svg:y2="5.09cm">
          <text:p/>
        </draw:line>
        <draw:line draw:style-name="gr7" draw:text-style-name="P8" draw:layer="layout" svg:x1="6.1cm" svg:y1="6.13cm" svg:x2="4.2cm" svg:y2="6.13cm">
          <text:p/>
        </draw:line>
        <draw:line draw:style-name="gr7" draw:text-style-name="P8" draw:layer="layout" svg:x1="13.9cm" svg:y1="3.985cm" svg:x2="6.3cm" svg:y2="3.985cm">
          <text:p/>
        </draw:line>
        <draw:line draw:style-name="gr7" draw:text-style-name="P8" draw:layer="layout" svg:x1="4.215cm" svg:y1="4.91cm" svg:x2="4.215cm" svg:y2="8cm">
          <text:p/>
        </draw:line>
        <draw:frame draw:style-name="gr6" draw:text-style-name="P6" draw:layer="layout" svg:width="2.6cm" svg:height="0.569cm" svg:x="7.8cm" svg:y="4.7cm">
          <draw:text-box>
            <text:p><text:span text:style-name="T3">solutionChannel</text:span></text:p>
          </draw:text-box>
        </draw:frame>
        <draw:frame draw:style-name="gr6" draw:text-style-name="P6" draw:layer="layout" svg:width="2.1cm" svg:height="0.569cm" svg:x="2.2cm" svg:y="4.8cm">
          <draw:text-box>
            <text:p><text:span text:style-name="T3">stopChannel</text:span></text:p>
          </draw:text-box>
        </draw:frame>
        <draw:frame draw:style-name="gr6" draw:text-style-name="P7" draw:layer="layout" svg:width="2.6cm" svg:height="0.569cm" svg:x="6cm" svg:y="3.4cm">
          <draw:text-box>
            <text:p><text:span text:style-name="T4">solutionChannel</text:span></text:p>
          </draw:text-box>
        </draw:frame>
        <draw:frame draw:style-name="gr6" draw:text-style-name="P7" draw:layer="layout" svg:width="2.1cm" svg:height="0.569cm" svg:x="4.2cm" svg:y="6.2cm">
          <draw:text-box>
            <text:p><text:span text:style-name="T4">stopChannel</text:span></text:p>
          </draw:text-box>
        </draw:frame>
        <draw:frame draw:style-name="gr10" draw:text-style-name="P9" draw:layer="layout" svg:width="1.4cm" svg:height="0.962cm" svg:x="10.6cm" svg:y="5.738cm">
          <draw:text-box>
            <text:p><text:span text:style-name="T5">. . .</text:span></text:p>
          </draw:text-box>
        </draw:frame>
        <draw:custom-shape draw:style-name="gr9" draw:text-style-name="P4" draw:layer="layout" svg:width="4.1cm" svg:height="1.9cm" svg:x="12.301cm" svg:y="5.201cm">
          <text:p text:style-name="P2"><text:span text:style-name="T2">searchSol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15cm" svg:height="0.15cm" svg:x="7.7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5cm" svg:height="0.15cm" svg:x="12.13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5cm" svg:height="0.15cm" svg:x="13.85cm" svg:y="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5cm" svg:height="0.15cm" svg:x="13.8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2.1cm" svg:height="0.569cm" svg:x="7.9cm" svg:y="7.1cm">
          <draw:text-box>
            <text:p><text:span text:style-name="T6">stopChannel</text:span></text:p>
          </draw:text-box>
        </draw:frame>
        <draw:frame draw:style-name="gr6" draw:text-style-name="P10" draw:layer="layout" svg:width="2.1cm" svg:height="0.569cm" svg:x="13.9cm" svg:y="7.101cm">
          <draw:text-box>
            <text:p><text:span text:style-name="T6">stopChannel</text:span></text:p>
          </draw:text-box>
        </draw:frame>
        <draw:frame draw:style-name="gr6" draw:text-style-name="P6" draw:layer="layout" svg:width="2.6cm" svg:height="0.569cm" svg:x="13.8cm" svg:y="4.701cm">
          <draw:text-box>
            <text:p><text:span text:style-name="T3">solutionChannel</text:span></text:p>
          </draw:text-box>
        </draw:frame>
        <draw:frame draw:style-name="gr6" draw:text-style-name="P7" draw:layer="layout" svg:width="2.1cm" svg:height="0.569cm" svg:x="10.4cm" svg:y="5.431cm">
          <draw:text-box>
            <text:p><text:span text:style-name="T4">stopChannel</text:span></text:p>
          </draw:text-box>
        </draw:frame>
        <draw:line draw:style-name="gr7" draw:text-style-name="P8" draw:layer="layout" svg:x1="12.2cm" svg:y1="8cm" svg:x2="4.2cm" svg:y2="8cm">
          <text:p/>
        </draw:line>
        <draw:line draw:style-name="gr7" draw:text-style-name="P8" draw:layer="layout" svg:x1="12.2cm" svg:y1="6.11cm" svg:x2="12.2cm" svg:y2="8cm">
          <text:p/>
        </draw:line>
        <draw:line draw:style-name="gr7" draw:text-style-name="P8" draw:layer="layout" svg:x1="13.9cm" svg:y1="4cm" svg:x2="13.9cm" svg:y2="5.09cm">
          <text:p/>
        </draw:line>
        <draw:line draw:style-name="gr7" draw:text-style-name="P8" draw:layer="layout" svg:x1="7.8cm" svg:y1="7.21cm" svg:x2="7.8cm" svg:y2="7.8cm">
          <text:p/>
        </draw:line>
        <draw:line draw:style-name="gr7" draw:text-style-name="P8" draw:layer="layout" svg:x1="13.9cm" svg:y1="7.11cm" svg:x2="13.9cm" svg:y2="8.5cm">
          <text:p/>
        </draw:line>
        <draw:line draw:style-name="gr7" draw:text-style-name="P8" draw:layer="layout" svg:x1="6.1cm" svg:y1="6.21cm" svg:x2="6.1cm" svg:y2="8.5cm">
          <text:p/>
        </draw:line>
        <draw:line draw:style-name="gr7" draw:text-style-name="P8" draw:layer="layout" svg:x1="13.9cm" svg:y1="8.5cm" svg:x2="6.1cm" svg:y2="8.5cm">
          <text:p/>
        </draw:line>
        <draw:line draw:style-name="gr7" draw:text-style-name="P8" draw:layer="layout" svg:x1="12.2cm" svg:y1="7.8cm" svg:x2="7.8cm" svg:y2="7.8cm">
          <text:p/>
        </draw:line>
        <draw:custom-shape draw:style-name="gr1" draw:text-style-name="P1" draw:layer="layout" svg:width="15.1cm" svg:height="6.9cm" svg:x="1.8cm" svg:y="1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cm" svg:height="1cm" svg:x="1.8cm" svg:y="9.7cm">
          <text:p text:style-name="P2"><text:span text:style-name="T1">ConstraintsElimin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1cm" svg:height="1.9cm" svg:x="7cm" svg:y="11.05cm">
          <text:p text:style-name="P2"><text:span text:style-name="T2">constraintsElimin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5cm" svg:height="1.9cm" svg:x="2.3cm" svg:y="13.3cm">
          <text:p text:style-name="P2"><text:span text:style-name="T1">horizontalConstraintElimin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15cm" svg:height="0.15cm" svg:x="5.05cm" svg:y="13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5cm" svg:height="0.15cm" svg:x="12.1cm" svg:y="11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5cm" svg:height="0.15cm" svg:x="9.45cm" svg:y="1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2.6cm" svg:height="0.569cm" svg:x="7.3cm" svg:y="15.131cm">
          <draw:text-box>
            <text:p><text:span text:style-name="T3">boxesChannel</text:span></text:p>
          </draw:text-box>
        </draw:frame>
        <draw:frame draw:style-name="gr6" draw:text-style-name="P7" draw:layer="layout" svg:width="2.8cm" svg:height="0.569cm" svg:x="4.4cm" svg:y="11.446cm">
          <draw:text-box>
            <text:p><text:span text:style-name="T4">horizontalChannel</text:span></text:p>
          </draw:text-box>
        </draw:frame>
        <draw:frame draw:style-name="gr6" draw:text-style-name="P7" draw:layer="layout" svg:width="2.6cm" svg:height="0.569cm" svg:x="12cm" svg:y="11.5cm">
          <draw:text-box>
            <text:p><text:span text:style-name="T4">verticalChannel</text:span></text:p>
          </draw:text-box>
        </draw:frame>
        <draw:custom-shape draw:style-name="gr4" draw:text-style-name="P3" draw:layer="layout" svg:width="5.5cm" svg:height="1.9cm" svg:x="11cm" svg:y="13.307cm">
          <text:p text:style-name="P2"><text:span text:style-name="T1">verticalConstraintElimin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15cm" svg:height="0.15cm" svg:x="13.75cm" svg:y="13.1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5.5cm" svg:height="1.9cm" svg:x="6.7cm" svg:y="15.6cm">
          <text:p text:style-name="P2"><text:span text:style-name="T1">boxConstraintElimin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15cm" svg:height="0.15cm" svg:x="9.45cm" svg:y="15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5cm" svg:height="0.15cm" svg:x="6.855cm" svg:y="11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2.8cm" svg:height="0.569cm" svg:x="2.5cm" svg:y="12.8cm">
          <draw:text-box>
            <text:p><text:span text:style-name="T3">horizontalChannel</text:span></text:p>
          </draw:text-box>
        </draw:frame>
        <draw:frame draw:style-name="gr6" draw:text-style-name="P6" draw:layer="layout" svg:width="2.6cm" svg:height="0.569cm" svg:x="13.8cm" svg:y="12.831cm">
          <draw:text-box>
            <text:p><text:span text:style-name="T3">verticalChannel</text:span></text:p>
          </draw:text-box>
        </draw:frame>
        <draw:frame draw:style-name="gr6" draw:text-style-name="P7" draw:layer="layout" svg:width="2.4cm" svg:height="0.569cm" svg:x="7.3cm" svg:y="12.891cm">
          <draw:text-box>
            <text:p><text:span text:style-name="T4">boxesChannel</text:span></text:p>
          </draw:text-box>
        </draw:frame>
        <draw:line draw:style-name="gr7" draw:text-style-name="P8" draw:layer="layout" svg:x1="9.515cm" svg:y1="13cm" svg:x2="9.515cm" svg:y2="15.5cm">
          <text:p/>
        </draw:line>
        <draw:line draw:style-name="gr7" draw:text-style-name="P8" draw:layer="layout" svg:x1="13.83cm" svg:y1="12.03cm" svg:x2="13.83cm" svg:y2="13.33cm">
          <text:p/>
        </draw:line>
        <draw:line draw:style-name="gr7" draw:text-style-name="P8" draw:layer="layout" svg:x1="5.13cm" svg:y1="12.015cm" svg:x2="5.13cm" svg:y2="13.215cm">
          <text:p/>
        </draw:line>
        <draw:line draw:style-name="gr7" draw:text-style-name="P8" draw:layer="layout" svg:x1="6.93cm" svg:y1="12.015cm" svg:x2="5.13cm" svg:y2="12.015cm">
          <text:p/>
        </draw:line>
        <draw:line draw:style-name="gr7" draw:text-style-name="P8" draw:layer="layout" svg:x1="13.83cm" svg:y1="12.03cm" svg:x2="12.23cm" svg:y2="12.03cm">
          <text:p/>
        </draw:line>
        <draw:custom-shape draw:style-name="gr11" draw:text-style-name="P1" draw:layer="layout" svg:width="15.1cm" svg:height="4.7cm" svg:x="1.8cm" svg:y="1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cm" svg:height="1cm" svg:x="1.8cm" svg:y="18.1cm">
          <text:p text:style-name="P2"><text:span text:style-name="T1">SudokuIOManag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1cm" svg:height="1.9cm" svg:x="7cm" svg:y="19.45cm">
          <text:p text:style-name="P2"><text:span text:style-name="T2">Ru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5cm" svg:height="1.9cm" svg:x="2.3cm" svg:y="21.7cm">
          <text:p text:style-name="P2"><text:span text:style-name="T1">DeleteNumb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15cm" svg:height="0.15cm" svg:x="5.05cm" svg:y="21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5cm" svg:height="0.15cm" svg:x="12.1cm" svg:y="20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5cm" svg:height="0.15cm" svg:x="9.45cm" svg:y="21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2.1cm" svg:height="0.569cm" svg:x="9.1cm" svg:y="22.6cm">
          <draw:text-box>
            <text:p><text:span text:style-name="T4">sendSudoku</text:span></text:p>
          </draw:text-box>
        </draw:frame>
        <draw:frame draw:style-name="gr6" draw:text-style-name="P7" draw:layer="layout" svg:width="1.3cm" svg:height="0.569cm" svg:x="5.8cm" svg:y="19.846cm">
          <draw:text-box>
            <text:p><text:span text:style-name="T4">delete</text:span></text:p>
          </draw:text-box>
        </draw:frame>
        <draw:frame draw:style-name="gr6" draw:text-style-name="P7" draw:layer="layout" svg:width="2.6cm" svg:height="0.569cm" svg:x="12cm" svg:y="19.9cm">
          <draw:text-box>
            <text:p><text:span text:style-name="T4">requestSudoku</text:span></text:p>
          </draw:text-box>
        </draw:frame>
        <draw:custom-shape draw:style-name="gr4" draw:text-style-name="P3" draw:layer="layout" svg:width="5.5cm" svg:height="1.9cm" svg:x="11cm" svg:y="21.707cm">
          <text:p text:style-name="P2"><text:span text:style-name="T1">GetSudok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15cm" svg:height="0.15cm" svg:x="13.75cm" svg:y="21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5cm" svg:height="0.15cm" svg:x="10.85cm" svg:y="22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15cm" svg:height="0.15cm" svg:x="6.855cm" svg:y="20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3cm" svg:height="0.569cm" svg:x="3.9cm" svg:y="21.2cm">
          <draw:text-box>
            <text:p><text:span text:style-name="T3">delete</text:span></text:p>
          </draw:text-box>
        </draw:frame>
        <draw:frame draw:style-name="gr6" draw:text-style-name="P6" draw:layer="layout" svg:width="2.6cm" svg:height="0.569cm" svg:x="13.8cm" svg:y="21.231cm">
          <draw:text-box>
            <text:p><text:span text:style-name="T3">requestSudoku</text:span></text:p>
          </draw:text-box>
        </draw:frame>
        <draw:frame draw:style-name="gr6" draw:text-style-name="P10" draw:layer="layout" svg:width="2.1cm" svg:height="0.569cm" svg:x="7.6cm" svg:y="21.291cm">
          <draw:text-box>
            <text:p><text:span text:style-name="T6">sendSudoku</text:span></text:p>
          </draw:text-box>
        </draw:frame>
        <draw:line draw:style-name="gr7" draw:text-style-name="P8" draw:layer="layout" svg:x1="13.83cm" svg:y1="20.43cm" svg:x2="13.83cm" svg:y2="21.73cm">
          <text:p/>
        </draw:line>
        <draw:line draw:style-name="gr7" draw:text-style-name="P8" draw:layer="layout" svg:x1="5.13cm" svg:y1="20.415cm" svg:x2="5.13cm" svg:y2="21.615cm">
          <text:p/>
        </draw:line>
        <draw:line draw:style-name="gr7" draw:text-style-name="P8" draw:layer="layout" svg:x1="6.93cm" svg:y1="20.415cm" svg:x2="5.13cm" svg:y2="20.415cm">
          <text:p/>
        </draw:line>
        <draw:line draw:style-name="gr7" draw:text-style-name="P8" draw:layer="layout" svg:x1="13.83cm" svg:y1="20.43cm" svg:x2="12.23cm" svg:y2="20.43cm">
          <text:p/>
        </draw:line>
        <draw:line draw:style-name="gr7" draw:text-style-name="P8" draw:layer="layout" svg:x1="9.515cm" svg:y1="21.415cm" svg:x2="9.515cm" svg:y2="22.615cm">
          <text:p/>
        </draw:line>
        <draw:line draw:style-name="gr7" draw:text-style-name="P8" draw:layer="layout" svg:x1="11.015cm" svg:y1="22.615cm" svg:x2="9.515cm" svg:y2="22.6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5T10:26:08.101000000</meta:creation-date>
    <meta:generator>LibreOffice/6.1.4.2$Windows_X86_64 LibreOffice_project/9d0f32d1f0b509096fd65e0d4bec26ddd1938fd3</meta:generator>
    <dc:date>2019-11-06T21:38:51.158000000</dc:date>
    <meta:editing-duration>PT2H8M45S</meta:editing-duration>
    <meta:editing-cycles>19</meta:editing-cycles>
    <meta:document-statistic meta:object-count="149"/>
  </office:meta>
</office:document-meta>
</file>